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A000000A134769FC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sans-serif" svg:font-family="sans-serif"/>
    <style:font-face style:name="FreeSans1" svg:font-family="FreeSans" style:font-family-generic="swiss"/>
    <style:font-face style:name="San-serif" svg:font-family="San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2.75pt"/>
    </style:style>
    <style:style style:name="P2" style:family="paragraph" style:parent-style-name="Standard">
      <style:text-properties style:font-name="sans-serif" fo:font-size="15pt"/>
    </style:style>
    <style:style style:name="P3" style:family="paragraph" style:parent-style-name="Standard">
      <style:text-properties style:font-name="sans-serif" fo:font-size="15pt" officeooo:paragraph-rsid="001e1c2f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San-serif" fo:font-size="14pt" fo:font-weight="normal" officeooo:paragraph-rsid="001e1c2f" style:font-name-asian="Courier" style:font-size-asian="14pt" style:font-weight-asian="normal" style:font-name-complex="Courier" style:font-size-complex="14pt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San-serif" fo:font-size="14pt" fo:font-weight="normal" officeooo:rsid="001e1c2f" officeooo:paragraph-rsid="001e1c2f" style:font-name-asian="Courier" style:font-size-asian="14pt" style:font-weight-asian="normal" style:font-name-complex="Courier" style:font-size-complex="14pt" style:font-weight-complex="normal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San-serif" fo:font-size="14pt" fo:font-weight="normal" officeooo:paragraph-rsid="001e1c2f" style:font-size-asian="14pt" style:font-weight-asian="normal" style:font-size-complex="14pt" style:font-weight-complex="normal"/>
    </style:style>
    <style:style style:name="P7" style:family="paragraph" style:parent-style-name="Footer">
      <style:paragraph-properties fo:text-align="center" style:justify-single-word="false"/>
      <style:text-properties officeooo:rsid="001caab9" officeooo:paragraph-rsid="001caab9"/>
    </style:style>
    <style:style style:name="T1" style:family="text">
      <style:text-properties officeooo:rsid="001e1c2f"/>
    </style:style>
    <style:style style:name="T2" style:family="text">
      <style:text-properties fo:color="#000000" style:font-name="Courier" fo:font-size="12pt" style:font-name-asian="Courier" style:font-size-asian="12pt" style:font-name-complex="Courier" style:font-size-complex="12pt"/>
    </style:style>
    <style:style style:name="T3" style:family="text">
      <style:text-properties fo:color="#000000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T4" style:family="text">
      <style:text-properties fo:color="#000000" style:font-name-asian="Courier" style:font-size-asian="12pt" style:font-name-complex="Courier" style:font-size-complex="12pt"/>
    </style:style>
    <style:style style:name="T5" style:family="text">
      <style:text-properties fo:color="#000000" style:font-name-asian="Courier" style:font-name-complex="Courier"/>
    </style:style>
    <style:style style:name="T6" style:family="text">
      <style:text-properties fo:color="#000000" fo:font-size="12pt" style:font-name-asian="Courier" style:font-size-asian="12pt" style:font-name-complex="Courier" style:font-size-complex="12pt"/>
    </style:style>
    <style:style style:name="T7" style:family="text">
      <style:text-properties fo:color="#000000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5">Title First Last</text:span></text:p>
      <text:p text:style-name="P4">School Name</text:p>
      <text:p text:style-name="P4">Address</text:p>
      <text:p text:style-name="P4">City, St Zip</text:p>
      <text:p text:style-name="P4"/>
      <text:p text:style-name="P4">Dear ( Title) ( Lastname) :</text:p>
      <text:p text:style-name="P4"/>
      <text:p text:style-name="P4">We have a number of mutual students so Ive wo rked closely with educators to help children develop confidence and become successful in all aspects of their lives. <text:s/>Our program emphasizes character development and positive life skills such as respect, focus and self-discipline. <text:s/></text:p>
      <text:p text:style-name="P4"/>
      <text:p text:style-name="P6"><text:span text:style-name="T5">We strongly believe in the value of education. <text:s/>One of the requirements for students to advance in our program is verification that their academic performance and classroom behavior are acceptable to their teacher. <text:s/>When a student is about to earn their next belt rank, we send home an form. <text:s/>On this form, parents authorize your teachers to indicate if the student is being respectful in class and achieving passing grades.</text:span></text:p>
      <text:p text:style-name="P4"/>
      <text:p text:style-name="P5">In addition, we offer a wide range of programs to support our local schools. <text:s/>These include free self defense clinics , donations of raffle/auction prizes and fundraisers. <text:s/>Id be happy to answer any questions you may have. <text:s/>Please feel free to email me at kuksoolwonhmb@gmail.com or call me at (650) 274-2844.</text:p>
      <text:p text:style-name="P5"/>
      <text:p text:style-name="P5">Master Paul Carmod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/>
    <style:font-face style:name="sans-serif" svg:font-family="sans-serif"/>
    <style:font-face style:name="FreeSans1" svg:font-family="FreeSans" style:font-family-generic="swiss"/>
    <style:font-face style:name="San-serif" svg:font-family="San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caab9" officeooo:paragraph-rsid="001caab9"/>
    </style:style>
    <style:style style:name="M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width="6.9252in" svg:height="2.1362in" draw:z-index="0"><draw:image xlink:href="Pictures/100002010000020A000000A134769FC7.png" xlink:type="simple" xlink:show="embed" xlink:actuate="onLoad"/></draw:frame></text:p>
      </style:header>
      <style:footer>
        <text:p text:style-name="MP1">432B Main Street, Half Moon Bay Ca. 94019</text:p>
        <text:p text:style-name="MP1">(650) 726-4132 – kuksoolwonhmb@gmail.com </text:p>
        <text:p text:style-name="MP1">www.hmbma.com </text:p>
      </style:footer>
    </style:master-page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07:47:43.828605782</meta:creation-date>
    <dc:date>2015-08-14T08:08:37.808172247</dc:date>
    <meta:editing-duration>P0D</meta:editing-duration>
    <meta:editing-cycles>1</meta:editing-cycles>
    <meta:generator>LibreOffice/4.2.8.2$Linux_X86_64 LibreOffice_project/420m0$Build-2</meta:generator>
    <meta:document-statistic meta:table-count="0" meta:image-count="1" meta:object-count="0" meta:page-count="1" meta:paragraph-count="12" meta:word-count="194" meta:character-count="1200" meta:non-whitespace-character-count="1006"/>
  </office:meta>
</office:document-meta>
</file>